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name-asian="Times New Roman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<text:span text:style-name="T1"> </text:span>is<text:span text:style-name="T1"> </text:span>a<text:span text:style-name="T1"> </text:span>hyperlink<text:span text:style-name="T1"> </text:span>test.<text:span text:style-name="T1"> </text:span>This<text:span text:style-name="T1"> </text:span>is<text:span text:style-name="T1"> </text:span>a<text:span text:style-name="T1"> </text:span>link<text:span text:style-name="T1"> </text:span>to<text:span text:style-name="T1"> </text:span><text:a xlink:type="simple" xlink:href="http://www.google.com/"><text:span text:style-name="Internet_20_link">http://www.google.com</text:span></text:a>: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은 바탕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24:09</meta:creation-date>
    <dc:creator>Max </dc:creator>
    <dc:date>2012-03-18T22:24:58</dc:date>
    <meta:editing-cycles>1</meta:editing-cycles>
    <meta:editing-duration>PT50S</meta:editing-duration>
    <meta:document-statistic meta:table-count="0" meta:image-count="0" meta:object-count="0" meta:page-count="1" meta:paragraph-count="1" meta:word-count="11" meta:character-count="66" meta:non-whitespace-character-count="56"/>
    <meta:generator>LibreOffice/3.4$Linux LibreOffice_project/340m1$Build-402</meta:generator>
    <meta:user-defined meta:name="Info 1"/>
    <meta:user-defined meta:name="Info 2"/>
    <meta:user-defined meta:name="Info 3"/>
    <meta:user-defined meta:name="Info 4"/>
  </office:meta>
</office:document-meta>
</file>